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4.496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1.48cm"/>
    </style:style>
    <style:style style:name="co32" style:family="table-column">
      <style:table-column-properties fo:break-before="auto" style:column-width="1.854cm"/>
    </style:style>
    <style:style style:name="co33" style:family="table-column">
      <style:table-column-properties fo:break-before="auto" style:column-width="1.829cm"/>
    </style:style>
    <style:style style:name="co34" style:family="table-column">
      <style:table-column-properties fo:break-before="auto" style:column-width="1.56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4.002cm"/>
    </style:style>
    <style:style style:name="co47" style:family="table-column">
      <style:table-column-properties fo:break-before="auto" style:column-width="4.135cm"/>
    </style:style>
    <style:style style:name="co48" style:family="table-column">
      <style:table-column-properties fo:break-before="auto" style:column-width="0.947cm"/>
    </style:style>
    <style:style style:name="co49" style:family="table-column">
      <style:table-column-properties fo:break-before="auto" style:column-width="1.446cm"/>
    </style:style>
    <style:style style:name="co50" style:family="table-column">
      <style:table-column-properties fo:break-before="auto" style:column-width="15.18cm"/>
    </style:style>
    <style:style style:name="co51" style:family="table-column">
      <style:table-column-properties fo:break-before="auto" style:column-width="4.17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1.198cm"/>
    </style:style>
    <style:style style:name="co54" style:family="table-column">
      <style:table-column-properties fo:break-before="auto" style:column-width="0.626cm"/>
    </style:style>
    <style:style style:name="co55" style:family="table-column">
      <style:table-column-properties fo:break-before="auto" style:column-width="3.84cm"/>
    </style:style>
    <style:style style:name="co56" style:family="table-column">
      <style:table-column-properties fo:break-before="auto" style:column-width="3.076cm"/>
    </style:style>
    <style:style style:name="co57" style:family="table-column">
      <style:table-column-properties fo:break-before="auto" style:column-width="3.985cm"/>
    </style:style>
    <style:style style:name="co58" style:family="table-column">
      <style:table-column-properties fo:break-before="auto" style:column-width="0.953cm"/>
    </style:style>
    <style:style style:name="co59" style:family="table-column">
      <style:table-column-properties fo:break-before="auto" style:column-width="3.113cm"/>
    </style:style>
    <style:style style:name="co60" style:family="table-column">
      <style:table-column-properties fo:break-before="auto" style:column-width="0.697cm"/>
    </style:style>
    <style:style style:name="co61" style:family="table-column">
      <style:table-column-properties fo:break-before="auto" style:column-width="6.128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6.082cm"/>
    </style:style>
    <style:style style:name="co64" style:family="table-column">
      <style:table-column-properties fo:break-before="auto" style:column-width="2.464cm"/>
    </style:style>
    <style:style style:name="co65" style:family="table-column">
      <style:table-column-properties fo:break-before="auto" style:column-width="26.658cm"/>
    </style:style>
    <style:style style:name="co66" style:family="table-column">
      <style:table-column-properties fo:break-before="auto" style:column-width="27.531cm"/>
    </style:style>
    <style:style style:name="co67" style:family="table-column">
      <style:table-column-properties fo:break-before="auto" style:column-width="1.554cm"/>
    </style:style>
    <style:style style:name="co68" style:family="table-column">
      <style:table-column-properties fo:break-before="auto" style:column-width="2.08cm"/>
    </style:style>
    <style:style style:name="co69" style:family="table-column">
      <style:table-column-properties fo:break-before="auto" style:column-width="1.954cm"/>
    </style:style>
    <style:style style:name="co70" style:family="table-column">
      <style:table-column-properties fo:break-before="auto" style:column-width="1.386cm"/>
    </style:style>
    <style:style style:name="co71" style:family="table-column">
      <style:table-column-properties fo:break-before="auto" style:column-width="1.928cm"/>
    </style:style>
    <style:style style:name="co72" style:family="table-column">
      <style:table-column-properties fo:break-before="auto" style:column-width="1.365cm"/>
    </style:style>
    <style:style style:name="co73" style:family="table-column">
      <style:table-column-properties fo:break-before="auto" style:column-width="0.97cm"/>
    </style:style>
    <style:style style:name="co74" style:family="table-column">
      <style:table-column-properties fo:break-before="auto" style:column-width="5.101cm"/>
    </style:style>
    <style:style style:name="co75" style:family="table-column">
      <style:table-column-properties fo:break-before="auto" style:column-width="3.304cm"/>
    </style:style>
    <style:style style:name="co76" style:family="table-column">
      <style:table-column-properties fo:break-before="auto" style:column-width="1.284cm"/>
    </style:style>
    <style:style style:name="co77" style:family="table-column">
      <style:table-column-properties fo:break-before="auto" style:column-width="1.831cm"/>
    </style:style>
    <style:style style:name="co78" style:family="table-column">
      <style:table-column-properties fo:break-before="auto" style:column-width="1.713cm"/>
    </style:style>
    <style:style style:name="co79" style:family="table-column">
      <style:table-column-properties fo:break-before="auto" style:column-width="2.286cm"/>
    </style:style>
    <style:style style:name="co80" style:family="table-column">
      <style:table-column-properties fo:break-before="auto" style:column-width="3.052cm"/>
    </style:style>
    <style:style style:name="co8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6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2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1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3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5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1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8pt" fo:font-weight="normal" style:font-size-asian="8pt" style:font-weight-asian="normal" style:font-size-complex="8pt" style:font-weight-complex="normal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18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611" style:family="table-cell" style:parent-style-name="Default">
      <style:text-properties fo:color="#c9211e" style:font-name="Avenir1"/>
    </style:style>
    <style:style style:name="ce16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1" fo:font-weight="bold"/>
    </style:style>
    <style:style style:name="ce161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1" fo:font-weight="normal"/>
    </style:style>
    <style:style style:name="ce162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1" fo:font-weight="bold"/>
    </style:style>
    <style:style style:name="ce162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25" style:family="table-cell" style:parent-style-name="Default">
      <style:text-properties style:font-name="Avenir1" fo:font-weight="normal"/>
    </style:style>
    <style:style style:name="ce1252" style:family="table-cell" style:parent-style-name="Default">
      <style:text-properties fo:font-weight="normal" style:font-weight-asian="normal" style:font-weight-complex="normal"/>
    </style:style>
    <style:style style:name="ce1253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2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3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5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font-size="8pt" style:font-size-asian="8pt" style:font-size-complex="8pt"/>
    </style:style>
    <style:style style:name="T9" style:family="text">
      <style:text-properties fo:font-style="normal" style:font-style-asian="normal" style:font-style-complex="normal" fo:color="#ff0000"/>
    </style:style>
    <style:style style:name="T10" style:family="text">
      <style:text-properties fo:font-style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2" style:family="text">
      <style:text-properties style:font-name="Avenir1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f0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number-columns-repeated="2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number-columns-repeated="2" table:default-cell-style-name="ce392"/>
        <table:table-column table:style-name="co8" table:default-cell-style-name="ce392"/>
        <table:table-column table:style-name="co4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number-columns-repeated="16370" table:default-cell-style-name="ce39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1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61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2" table:content-validation-name="val65" office:value-type="string" calcext:value-type="string">
            <text:p>Primer képzettség</text:p>
          </table:table-cell>
          <table:table-cell table:style-name="ce612" table:formula="of:=SUM([.K28:.K29])+SUM([.K38:.K41])" office:value-type="float" office:value="0" calcext:value-type="float">
            <text:p>0</text:p>
          </table:table-cell>
          <table:table-cell table:style-name="ce61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2" office:value-type="string" calcext:value-type="string">
            <text:p>Mesterfegyver</text:p>
          </table:table-cell>
          <table:table-cell table:style-name="ce612" table:formula="of:=[.E53]" office:value-type="float" office:value="0" calcext:value-type="float">
            <text:p>0</text:p>
          </table:table-cell>
          <table:table-cell table:style-name="ce61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2" office:value-type="string" calcext:value-type="string">
            <text:p>Primer Fortélyok</text:p>
          </table:table-cell>
          <table:table-cell table:style-name="ce612" table:formula="of:=SUM([.E33:.E42])" office:value-type="float" office:value="0" calcext:value-type="float">
            <text:p>0</text:p>
          </table:table-cell>
          <table:table-cell table:style-name="ce61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2" office:value-type="string" calcext:value-type="string">
            <text:p>Pszí + Mágia</text:p>
          </table:table-cell>
          <table:table-cell table:style-name="ce612" table:formula="of:=[$Misztikus.E3]" office:value-type="float" office:value="0" calcext:value-type="float">
            <text:p>0</text:p>
          </table:table-cell>
          <table:table-cell table:style-name="ce61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15" office:value-type="string" calcext:value-type="string">
            <text:p>SUM</text:p>
          </table:table-cell>
          <table:table-cell table:style-name="ce615" table:formula="of:=SUM([.M22:.M28])" office:value-type="float" office:value="0" calcext:value-type="float">
            <text:p>0</text:p>
          </table:table-cell>
          <table:table-cell table:style-name="ce61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0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eret</text:span><text:span text:style-name="T8"> (Átfogó)</text:span></text:p>
          </table:table-cell>
          <table:table-cell table:style-name="ce269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9">saját pantheon</text:span><text:span text:style-name="T10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9">1. nyelv</text:span><text:span text:style-name="T10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1">Nyelvismeret – [</text:span><text:span text:style-name="T12">2. nyelv</text:span><text:span text:style-name="T13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1">Nyelvismeret – [</text:span><text:span text:style-name="T12">x. nyelv</text:span><text:span text:style-name="T13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62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62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62"/>
          <table:table-cell table:style-name="ce121" table:content-validation-name="val70" office:value-type="float" office:value="5" calcext:value-type="float">
            <text:p>5</text:p>
          </table:table-cell>
          <table:table-cell table:style-name="ce9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1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3"/>
          <table:table-cell table:style-name="ce363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3"/>
          <table:table-cell table:style-name="ce3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3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város</text:span>: 3.fok<text:span text:style-name="T15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kultúrkör</text:span>: 3.fok<text:span text:style-name="T15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30" table:default-cell-style-name="ce503"/>
        <table:table-column table:style-name="co31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4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09" office:value-type="string" calcext:value-type="string">
            <text:p>Módosítók</text:p>
          </table:table-cell>
          <table:table-cell table:style-name="ce504" table:content-validation-name="val116" office:value-type="string" calcext:value-type="string">
            <text:p>Összesen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0" office:value-type="float" office:value="10" calcext:value-type="float">
            <text:p>10</text:p>
          </table:table-cell>
          <table:table-cell table:style-name="ce56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5" table:content-validation-name="val117" table:formula="of:=[.C4]+[.D4]" office:value-type="float" office:value="15" calcext:value-type="float">
            <text:p>15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20" calcext:value-type="float">
            <text:p>20</text:p>
          </table:table-cell>
          <table:table-cell table:style-name="ce56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625" table:content-validation-name="val118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120" calcext:value-type="float">
            <text:p>120</text:p>
          </table:table-cell>
          <table:table-cell table:style-name="ce56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625" table:content-validation-name="val119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25"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56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625" table:content-validation-name="val120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85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2" table:content-validation-name="val102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25" office:value-type="string" calcext:value-type="string">
            <text:p>Harckeret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6"/>
          <table:covered-table-cell table:number-columns-repeated="2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ce926"/>
          <table:table-cell table:style-name="ce849"/>
          <table:table-cell table:number-columns-repeated="2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ce840"/>
          <table:table-cell table:style-name="ce425"/>
          <table:table-cell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1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ce840"/>
          <table:table-cell table:style-name="ce851"/>
          <table:table-cell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8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 table:number-columns-repeated="2"/>
          <table:table-cell table:style-name="ce853"/>
          <table:table-cell table:style-name="ce425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513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51" table:content-validation-name="val84" office:value-type="string" calcext:value-type="string" table:number-columns-spanned="2" table:number-rows-spanned="1">
            <text:p>Fegyver<text:span text:style-name="T16"> (harcmodor)</text:span></text:p>
          </table:table-cell>
          <table:covered-table-cell table:style-name="ce518" table:content-validation-name="val93"/>
          <table:table-cell table:style-name="ce519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513" table:content-validation-name="val51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568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754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843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568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55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3"/>
          <table:table-cell table:number-columns-repeated="3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7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848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69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70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513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1"/>
          <table:covered-table-cell table:style-name="ce754"/>
          <table:covered-table-cell table:style-name="ce425"/>
          <table:table-cell table:style-name="ce425"/>
          <table:table-cell table:style-name="ce513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3"/>
          <table:table-cell table:style-name="ce640" table:content-validation-name="val105" office:value-type="string" calcext:value-type="string">
            <text:p>Tám/kör</text:p>
          </table:table-cell>
          <table:table-cell table:style-name="ce640" office:value-type="string" calcext:value-type="string">
            <text:p>KÉ</text:p>
          </table:table-cell>
          <table:table-cell table:style-name="ce640" office:value-type="string" calcext:value-type="string">
            <text:p>TÉ</text:p>
          </table:table-cell>
          <table:table-cell table:style-name="ce64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536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1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6" table:content-validation-name="val144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8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633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543" table:number-columns-spanned="2" table:number-rows-spanned="1"/>
          <table:covered-table-cell table:style-name="ce543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4" table:number-columns-spanned="2" table:number-rows-spanned="1"/>
          <table:covered-table-cell table:style-name="ce58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1" office:value-type="string" calcext:value-type="string">
            <text:p>Szúró</text:p>
          </table:table-cell>
          <table:table-cell table:style-name="ce58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4" table:content-validation-name="val99" table:number-columns-spanned="2" table:number-rows-spanned="1"/>
          <table:covered-table-cell table:style-name="ce58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4" table:number-columns-spanned="2" table:number-rows-spanned="1"/>
          <table:covered-table-cell table:style-name="ce544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4" table:number-columns-spanned="2" table:number-rows-spanned="1"/>
          <table:covered-table-cell table:style-name="ce544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4" table:number-columns-spanned="2" table:number-rows-spanned="1"/>
          <table:covered-table-cell table:style-name="ce54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3" table:number-columns-repeated="6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3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62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9">[</text:span><text:span text:style-name="T20">Tradíció neve</text:span><text:span text:style-name="T21">]</text:span></text:p>
          </table:table-cell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6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7">Pszí-iskola (képzettség) </text:span><text:span text:style-name="T1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3"/>
          <table:table-cell table:style-name="ce3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3"/>
          <table:table-cell table:style-name="ce363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3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5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662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438"/>
          <table:table-cell table:style-name="ce1443" office:value-type="string" calcext:value-type="string">
            <text:p>Fegyver</text:p>
          </table:table-cell>
          <table:table-cell table:style-name="ce1461" office:value-type="string" calcext:value-type="string">
            <text:p>Típus</text:p>
          </table:table-cell>
          <table:table-cell table:style-name="ce1443" office:value-type="string" calcext:value-type="string">
            <text:p>SP</text:p>
          </table:table-cell>
          <table:table-cell table:style-name="ce1486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office:value-type="string" calcext:value-type="string">
            <text:p>Íves</text:p>
          </table:table-cell>
          <table:table-cell table:style-name="ce1499" office:value-type="string" calcext:value-type="string">
            <text:p>1,5 kezes</text:p>
          </table:table-cell>
          <table:table-cell table:style-name="ce1491" office:value-type="string" calcext:value-type="string">
            <text:p>Pengehossz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149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524" office:value-type="string" calcext:value-type="string">
            <text:p>Megjegyzés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Közelharci fegyverek</text:p>
          </table:table-cell>
          <table:table-cell table:style-name="ce1445" office:value-type="string" calcext:value-type="string">
            <text:p><text:s/>__</text:p>
          </table:table-cell>
          <table:table-cell table:style-name="ce1462"/>
          <table:table-cell table:style-name="ce1462" office:value-type="string" calcext:value-type="string">
            <text:p>x</text:p>
          </table:table-cell>
          <table:table-cell table:number-columns-repeated="2" table:style-name="ce1445" office:value-type="string" calcext:value-type="string">
            <text:p>x</text:p>
          </table:table-cell>
          <table:table-cell table:style-name="ce1445"/>
          <table:table-cell table:style-name="ce1500"/>
          <table:table-cell table:number-columns-repeated="3" table:style-name="ce1445" office:value-type="string" calcext:value-type="string">
            <text:p>x</text:p>
          </table:table-cell>
          <table:table-cell table:number-columns-repeated="2" table:style-name="ce1508" office:value-type="string" calcext:value-type="string">
            <text:p>x</text:p>
          </table:table-cell>
          <table:table-cell table:style-name="ce1445" table:number-columns-repeated="2"/>
          <table:table-cell table:style-name="ce1545" table:number-columns-repeated="241"/>
          <table:table-cell table:number-columns-repeated="16128"/>
        </table:table-row>
        <table:table-row table:style-name="ro16">
          <table:table-cell/>
          <table:table-cell table:style-name="ce1446" office:value-type="string" calcext:value-type="string">
            <text:p>Puszta kéz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-5" calcext:value-type="float">
            <text:p>-5</text:p>
          </table:table-cell>
          <table:table-cell table:style-name="ce1463" office:value-type="string" calcext:value-type="string">
            <text:p>Z</text:p>
          </table:table-cell>
          <table:table-cell table:number-columns-repeated="2" table:style-name="ce1463" office:value-type="float" office:value="0" calcext:value-type="float">
            <text:p>0</text:p>
          </table:table-cell>
          <table:table-cell table:style-name="ce1501"/>
          <table:table-cell table:style-name="ce1506" office:value-type="float" office:value="0" calcext:value-type="float">
            <text:p>0</text:p>
          </table:table-cell>
          <table:table-cell table:number-columns-repeated="3" table:style-name="ce1463" office:value-type="float" office:value="-10" calcext:value-type="float">
            <text:p>-10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38"/>
          <table:table-cell table:style-name="ce1447" office:value-type="string" calcext:value-type="string">
            <text:p>Béltépő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Dzsambi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Garott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string" calcext:value-type="string">
            <text:p>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string" calcext:value-type="string">
            <text:p>spec.</text:p>
          </table:table-cell>
          <table:table-cell table:number-columns-repeated="3"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risz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Levéltőr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1" calcext:value-type="float">
            <text:p>1</text:p>
          </table:table-cell>
          <table:table-cell table:style-name="ce1475" office:value-type="string" calcext:value-type="string">
            <text:p>S/V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float" office:value="4" calcext:value-type="float">
            <text:p>4</text:p>
          </table:table-cell>
          <table:table-cell table:number-columns-repeated="2"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kolatgomb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éregfog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2" table:style-name="ce1475" office:value-type="float" office:value="3" calcext:value-type="float">
            <text:p>3</text:p>
          </table:table-cell>
          <table:table-cell table:style-name="ce1475"/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Pugos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Ramier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3" calcext:value-type="float">
            <text:p>3</text:p>
          </table:table-cell>
          <table:table-cell table:number-columns-repeated="3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Tőr, hárít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Tőr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ököl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6">
          <table:table-cell/>
          <table:table-cell table:style-name="ce1448" office:value-type="string" calcext:value-type="string">
            <text:p>Tőr, páncélszúró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1" calcext:value-type="float">
            <text:p>1</text:p>
          </table:table-cell>
          <table:table-cell table:style-name="ce1465" office:value-type="string" calcext:value-type="string">
            <text:p>S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0" calcext:value-type="float">
            <text:p>0</text:p>
          </table:table-cell>
          <table:table-cell table:style-name="ce1502"/>
          <table:table-cell table:style-name="ce1465" office:value-type="float" office:value="1" calcext:value-type="float">
            <text:p>1</text:p>
          </table:table-cell>
          <table:table-cell table:style-name="ce1465" office:value-type="float" office:value="4" calcext:value-type="float">
            <text:p>4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4" calcext:value-type="float">
            <text:p>4</text:p>
          </table:table-cell>
          <table:table-cell table:style-name="ce1465"/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Sla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1">
          <table:table-cell table:style-name="ce1184"/>
          <table:table-cell table:style-name="ce1449" office:value-type="string" calcext:value-type="string">
            <text:p>Vasököl / páncélkesztyű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0" calcext:value-type="float">
            <text:p>0</text:p>
          </table:table-cell>
          <table:table-cell table:style-name="ce1466" office:value-type="string" calcext:value-type="string">
            <text:p>Z</text:p>
          </table:table-cell>
          <table:table-cell table:style-name="ce149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0" calcext:value-type="float">
            <text:p>0</text:p>
          </table:table-cell>
          <table:table-cell table:number-columns-repeated="3" table:style-name="ce1466" office:value-type="float" office:value="-7" calcext:value-type="float">
            <text:p>-7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özelharc</text:p>
          </table:table-cell>
          <table:table-cell table:style-name="ce1529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8">
          <table:table-cell table:style-name="ce1439" office:value-type="string" calcext:value-type="string">
            <text:p>Kardvívó fegyverek</text:p>
          </table:table-cell>
          <table:table-cell table:style-name="ce1446" office:value-type="string" calcext:value-type="string">
            <text:p>Kard, dzsenn szablya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4" calcext:value-type="float">
            <text:p>4</text:p>
          </table:table-cell>
          <table:table-cell table:style-name="ce1463" office:value-type="string" calcext:value-type="string">
            <text:p>V/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float" office:value="1" calcext:value-type="float">
            <text:p>1</text:p>
          </table:table-cell>
          <table:table-cell table:style-name="ce1501"/>
          <table:table-cell table:style-name="ce1463" office:value-type="float" office:value="1" calcext:value-type="float">
            <text:p>1</text:p>
          </table:table-cell>
          <table:table-cell table:style-name="ce1463" office:value-type="float" office:value="8" calcext:value-type="float">
            <text:p>8</text:p>
          </table:table-cell>
          <table:table-cell table:number-columns-repeated="2" table:style-name="ce1463" office:value-type="float" office:value="15" calcext:value-type="float">
            <text:p>15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emreli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number-columns-repeated="2" table:style-name="ce1464" office:value-type="float" office:value="13" calcext:value-type="float">
            <text:p>13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0"/>
          <table:table-cell table:number-columns-repeated="16369"/>
        </table:table-row>
        <table:table-row table:style-name="ro16">
          <table:table-cell/>
          <table:table-cell table:style-name="ce1447" office:value-type="string" calcext:value-type="string">
            <text:p>Kard, fejvadász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47" office:value-type="string" calcext:value-type="string">
            <text:p>Kard, handzsá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hiequa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S/V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hosszú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jatagá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47" office:value-type="string" calcext:value-type="string">
            <text:p>Ka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20" calcext:value-type="float">
            <text:p>20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khossa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number-columns-repeated="2" table:style-name="ce1464" office:value-type="float" office:value="11" calcext:value-type="float">
            <text:p>11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a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ovag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másfél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mester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8" calcext:value-type="float">
            <text:p>18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Pu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47" office:value-type="string" calcext:value-type="string">
            <text:p>Kard, Slan 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9" calcext:value-type="float">
            <text:p>19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Slan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11" calcext:value-type="float">
            <text:p>11</text:p>
          </table:table-cell>
          <table:table-cell table:number-columns-repeated="2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47" office:value-type="string" calcext:value-type="string">
            <text:p>Kard, Slan csata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23" calcext:value-type="float">
            <text:p>23</text:p>
          </table:table-cell>
          <table:table-cell table:style-name="ce1464" office:value-type="float" office:value="17" calcext:value-type="float">
            <text:p>17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szably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a-sequor </text:p>
          </table:table-cell>
          <table:table-cell table:style-name="ce1464" office:value-type="string" calcext:value-type="string">
            <text:p>két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/>
          <table:table-cell table:style-name="ce1464" office:value-type="float" office:value="1" calcext:value-type="float">
            <text:p>1</text:p>
          </table:table-cell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eneth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Predoci egyeneskard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Sequor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3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84"/>
          <table:table-cell table:style-name="ce1449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ardvívás</text:p>
          </table:table-cell>
          <table:table-cell table:style-name="ce153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Pusztító fegyverek</text:p>
          </table:table-cell>
          <table:table-cell table:style-name="ce1446" office:value-type="string" calcext:value-type="string">
            <text:p>Bot, rövid</text:p>
          </table:table-cell>
          <table:table-cell table:style-name="ce1463" office:value-type="string" calcext:value-type="string">
            <text:p>egykezes</text:p>
          </table:table-cell>
          <table:table-cell table:style-name="ce1467" office:value-type="float" office:value="-3" calcext:value-type="float">
            <text:p>-3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501"/>
          <table:table-cell table:style-name="ce1464" office:value-type="float" office:value="0.5" calcext:value-type="float">
            <text:p>0,5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9" calcext:value-type="float">
            <text:p>9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28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ot, furkós</text:p>
          </table:table-cell>
          <table:table-cell table:style-name="ce1464" office:value-type="string" calcext:value-type="string">
            <text:p>egykezes</text:p>
          </table:table-cell>
          <table:table-cell table:style-name="ce1468" office:value-type="float" office:value="-1" calcext:value-type="float">
            <text:p>-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8" calcext:value-type="float">
            <text:p>8</text:p>
          </table:table-cell>
          <table:table-cell table:style-name="ce1468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Buzogány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88" office:value-type="string" calcext:value-type="string">
            <text:p>Z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lánco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shadleki</text:p>
          </table:table-cell>
          <table:table-cell table:style-name="ce1464" office:value-type="string" calcext:value-type="string">
            <text:p>??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/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olla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 office:value-type="string" calcext:value-type="string">
            <text:p>!</text:p>
          </table:table-cell>
          <table:table-cell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üskés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string" calcext:value-type="string">
            <text:p>!!</text:p>
          </table:table-cell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Csatabárd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9" office:value-type="string" calcext:value-type="string">
            <text:p>V</text:p>
            <text:p>(néha szúrás)</text:p>
          </table:table-cell>
          <table:table-cell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Csatabá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/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Csatacsákány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S?</text:p>
          </table:table-cell>
          <table:table-cell table:style-name="ce1464" office:value-type="string" calcext:value-type="string">
            <text:p>10 !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49" office:value-type="string" calcext:value-type="string">
            <text:p>Harci kalapács</text:p>
          </table:table-cell>
          <table:table-cell table:style-name="ce1466" office:value-type="string" calcext:value-type="string">
            <text:p>??</text:p>
          </table:table-cell>
          <table:table-cell table:style-name="ce1476"/>
          <table:table-cell table:style-name="ce1469" office:value-type="string" calcext:value-type="string">
            <text:p>Z</text:p>
          </table:table-cell>
          <table:table-cell table:number-columns-repeated="2" table:style-name="ce1469" office:value-type="float" office:value="0" calcext:value-type="float">
            <text:p>0</text:p>
          </table:table-cell>
          <table:table-cell table:style-name="ce1476" table:number-columns-repeated="6"/>
          <table:table-cell table:style-name="ce1519" office:value-type="string" calcext:value-type="string">
            <text:p>zúzás</text:p>
          </table:table-cell>
          <table:table-cell table:style-name="ce1532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ándzsavívó fegyverek</text:p>
          </table:table-cell>
          <table:table-cell table:style-name="ce1450" office:value-type="string" calcext:value-type="string">
            <text:p>Alabárd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+Z/V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67"/>
          <table:table-cell table:style-name="ce1468" office:value-type="float" office:value="3" calcext:value-type="float">
            <text:p>3</text:p>
          </table:table-cell>
          <table:table-cell table:style-name="ce1467" office:value-type="float" office:value="12" calcext:value-type="float">
            <text:p>12</text:p>
          </table:table-cell>
          <table:table-cell table:number-columns-repeated="2" table:style-name="ce1467" office:value-type="float" office:value="28" calcext:value-type="float">
            <text:p>28</text:p>
          </table:table-cell>
          <table:table-cell table:style-name="ce1467" office:value-type="float" office:value="8" calcext:value-type="float">
            <text:p>8</text:p>
          </table:table-cell>
          <table:table-cell table:style-name="ce1520" office:value-type="string" calcext:value-type="string">
            <text:p>lándzsavívás</text:p>
          </table:table-cell>
          <table:table-cell table:style-name="ce1534" office:value-type="string" calcext:value-type="string">
            <text:p>Talán a legjobb a páncélok ellen</text:p>
          </table:table-cell>
          <table:table-cell table:style-name="ce616" table:number-columns-repeated="241"/>
          <table:table-cell table:number-columns-repeated="16128"/>
        </table:table-row>
        <table:table-row table:style-name="ro1">
          <table:table-cell table:style-name="ce1440"/>
          <table:table-cell table:style-name="ce1451" office:value-type="string" calcext:value-type="string">
            <text:p>Bot, hosszú</text:p>
          </table:table-cell>
          <table:table-cell table:style-name="ce1468" office:value-type="string" calcext:value-type="string">
            <text:p>kétkezes</text:p>
          </table:table-cell>
          <table:table-cell table:style-name="ce1477" office:value-type="float" office:value="1" calcext:value-type="float">
            <text:p>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16" calcext:value-type="float">
            <text:p>16</text:p>
          </table:table-cell>
          <table:table-cell table:style-name="ce1468" office:value-type="float" office:value="24" calcext:value-type="float">
            <text:p>24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0">
          <table:table-cell table:style-name="ce1440"/>
          <table:table-cell table:style-name="ce1451" office:value-type="string" calcext:value-type="string">
            <text:p>Lándzs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number-columns-repeated="2" table:style-name="ce1468" office:value-type="float" office:value="32" calcext:value-type="float">
            <text:p>32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0">
          <table:table-cell table:style-name="ce1440"/>
          <table:table-cell table:style-name="ce1451" office:value-type="string" calcext:value-type="string">
            <text:p>Pik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8" calcext:value-type="float">
            <text:p>18</text:p>
          </table:table-cell>
          <table:table-cell table:number-columns-repeated="2" table:style-name="ce1468" office:value-type="float" office:value="40" calcext:value-type="float">
            <text:p>40</text:p>
          </table:table-cell>
          <table:table-cell table:style-name="ce1468" office:value-type="float" office:value="9" calcext:value-type="float">
            <text:p>9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">
          <table:table-cell table:style-name="ce1440"/>
          <table:table-cell table:style-name="ce1451" office:value-type="string" calcext:value-type="string">
            <text:p>Szigony, egykezes</text:p>
          </table:table-cell>
          <table:table-cell table:style-name="ce1468" office:value-type="string" calcext:value-type="string">
            <text:p>egykezes</text:p>
          </table:table-cell>
          <table:table-cell table:style-name="ce146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5" calcext:value-type="float">
            <text:p>5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7" calcext:value-type="float">
            <text:p>7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">
          <table:table-cell table:style-name="ce1441"/>
          <table:table-cell table:style-name="ce1452" office:value-type="string" calcext:value-type="string">
            <text:p>Szigony, kétkezes</text:p>
          </table:table-cell>
          <table:table-cell table:style-name="ce1469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69" office:value-type="float" office:value="3" calcext:value-type="float">
            <text:p>3</text:p>
          </table:table-cell>
          <table:table-cell table:style-name="ce1469" office:value-type="float" office:value="10" calcext:value-type="float">
            <text:p>10</text:p>
          </table:table-cell>
          <table:table-cell table:style-name="ce1469" office:value-type="float" office:value="22" calcext:value-type="float">
            <text:p>22</text:p>
          </table:table-cell>
          <table:table-cell table:style-name="ce1469" office:value-type="float" office:value="26" calcext:value-type="float">
            <text:p>26</text:p>
          </table:table-cell>
          <table:table-cell table:style-name="ce1469" office:value-type="float" office:value="8" calcext:value-type="float">
            <text:p>8</text:p>
          </table:table-cell>
          <table:table-cell table:style-name="ce1521" office:value-type="string" calcext:value-type="string">
            <text:p>lándzsavívás</text:p>
          </table:table-cell>
          <table:table-cell table:style-name="ce15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style-name="ce1442"/>
          <table:table-cell table:style-name="ce1453" office:value-type="string" calcext:value-type="string">
            <text:p>Fegyver</text:p>
          </table:table-cell>
          <table:table-cell table:style-name="ce1470" office:value-type="string" calcext:value-type="string">
            <text:p>Forgatás módja</text:p>
          </table:table-cell>
          <table:table-cell table:style-name="ce1453" office:value-type="string" calcext:value-type="string">
            <text:p>SP</text:p>
          </table:table-cell>
          <table:table-cell table:style-name="ce1470" office:value-type="string" calcext:value-type="string">
            <text:p>Sebzés módja</text:p>
          </table:table-cell>
          <table:table-cell table:style-name="ce1453" office:value-type="string" calcext:value-type="string">
            <text:p>Átütés</text:p>
          </table:table-cell>
          <table:table-cell table:style-name="ce1453" table:number-columns-repeated="2"/>
          <table:table-cell table:style-name="ce1453" office:value-type="string" calcext:value-type="string">
            <text:p>Hatótáv</text:p>
          </table:table-cell>
          <table:table-cell table:style-name="ce1453" office:value-type="string" calcext:value-type="string">
            <text:p>KÉ</text:p>
          </table:table-cell>
          <table:table-cell table:style-name="ce1453" office:value-type="string" calcext:value-type="string">
            <text:p>CÉ</text:p>
          </table:table-cell>
          <table:table-cell table:style-name="ce1453" office:value-type="string" calcext:value-type="string">
            <text:p>Osztó</text:p>
          </table:table-cell>
          <table:table-cell table:style-name="ce1453" office:value-type="string" calcext:value-type="string">
            <text:p>Sebesség</text:p>
          </table:table-cell>
          <table:table-cell table:style-name="ce1453" office:value-type="string" calcext:value-type="string">
            <text:p>Harcmodor</text:p>
          </table:table-cell>
          <table:table-cell table:style-name="ce1453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Szál-hajítófegyverek</text:p>
          </table:table-cell>
          <table:table-cell table:style-name="ce1454" office:value-type="string" calcext:value-type="string">
            <text:p><text:s/>__</text:p>
          </table:table-cell>
          <table:table-cell table:number-columns-repeated="2" table:style-name="ce1471" office:value-type="string" calcext:value-type="string">
            <text:p>x</text:p>
          </table:table-cell>
          <table:table-cell table:number-columns-repeated="2" table:style-name="ce1454" office:value-type="string" calcext:value-type="string">
            <text:p>x</text:p>
          </table:table-cell>
          <table:table-cell table:style-name="ce1454" table:number-columns-repeated="3"/>
          <table:table-cell table:number-columns-repeated="3" table:style-name="ce1454" office:value-type="string" calcext:value-type="string">
            <text:p>x</text:p>
          </table:table-cell>
          <table:table-cell table:style-name="ce1472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/>
          <table:table-cell table:style-name="ce1545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Könnyű kopja</text:p>
          </table:table-cell>
          <table:table-cell table:style-name="ce1472" office:value-type="string" calcext:value-type="string">
            <text:p>kétkezes</text:p>
          </table:table-cell>
          <table:table-cell table:style-name="ce1479"/>
          <table:table-cell table:style-name="ce1480" table:number-columns-repeated="2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0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Követelmény: Erő +3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Lándzsa</text:p>
          </table:table-cell>
          <table:table-cell table:style-name="ce1457" office:value-type="string" calcext:value-type="string">
            <text:p>egykezes</text:p>
          </table:table-cell>
          <table:table-cell table:style-name="ce1480" table:number-columns-repeated="3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84"/>
          <table:table-cell table:style-name="ce1456" office:value-type="string" calcext:value-type="string">
            <text:p>Dárda, hajító</text:p>
          </table:table-cell>
          <table:table-cell table:style-name="ce1456" office:value-type="string" calcext:value-type="string">
            <text:p>egykezes</text:p>
          </table:table-cell>
          <table:table-cell table:style-name="ce1481" table:number-columns-repeated="3"/>
          <table:table-cell table:style-name="ce1498"/>
          <table:table-cell table:style-name="ce1484"/>
          <table:table-cell table:style-name="ce1498" office:value-type="string" calcext:value-type="string">
            <text:p>60m</text:p>
          </table:table-cell>
          <table:table-cell table:style-name="ce1481" table:number-columns-repeated="2"/>
          <table:table-cell table:style-name="ce1509" office:value-type="float" office:value="2" calcext:value-type="float">
            <text:p>2</text:p>
          </table:table-cell>
          <table:table-cell table:style-name="ce1512" office:value-type="float" office:value="7" calcext:value-type="float">
            <text:p>7</text:p>
          </table:table-cell>
          <table:table-cell table:style-name="ce1519" office:value-type="string" calcext:value-type="string">
            <text:p>hajítás</text:p>
          </table:table-cell>
          <table:table-cell table:style-name="ce1539" office:value-type="string" calcext:value-type="string">
            <text:p>Követelmény: Erő +0</text:p>
          </table:table-cell>
          <table:table-cell table:style-name="ce1539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9" office:value-type="string" calcext:value-type="string">
            <text:p>Hajítófegyverek</text:p>
          </table:table-cell>
          <table:table-cell table:style-name="ce1457" office:value-type="string" calcext:value-type="string">
            <text:p>Bola</text:p>
          </table:table-cell>
          <table:table-cell table:style-name="ce1457" office:value-type="string" calcext:value-type="string">
            <text:p>egykezes</text:p>
          </table:table-cell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73"/>
          <table:table-cell table:style-name="ce1482" office:value-type="float" office:value="2" calcext:value-type="float">
            <text:p>2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Hajítóbárd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2" calcext:value-type="float">
            <text:p>2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95"/>
          <table:table-cell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438"/>
          <table:table-cell table:style-name="ce1459" office:value-type="string" calcext:value-type="string">
            <text:p>Hajítótőr</text:p>
          </table:table-cell>
          <table:table-cell table:style-name="ce1459" office:value-type="string" calcext:value-type="string">
            <text:p>egykezes</text:p>
          </table:table-cell>
          <table:table-cell table:style-name="ce1459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/>
          <table:table-cell table:style-name="ce1505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4" calcext:value-type="float">
            <text:p>4</text:p>
          </table:table-cell>
          <table:table-cell table:style-name="ce1459" office:value-type="float" office:value="2" calcext:value-type="float">
            <text:p>2</text:p>
          </table:table-cell>
          <table:table-cell table:style-name="ce1515" office:value-type="float" office:value="5" calcext:value-type="float">
            <text:p>5</text:p>
          </table:table-cell>
          <table:table-cell table:style-name="ce1523" office:value-type="string" calcext:value-type="string">
            <text:p>hajítás</text:p>
          </table:table-cell>
          <table:table-cell table:style-name="ce1540" office:value-type="string" calcext:value-type="string">
            <text:p><text:span text:style-name="T22">Automatikusan jár rá a</text:span></text:p>
            <text:p><text:span text:style-name="T22">Közeli lövés fortélynál leírt +10CÉ bónusz</text:span></text:p>
            <text:p><text:span text:style-name="T22">Ha a célpont Cellaszáma 1.</text:span></text:p>
            <text:p><text:span text:style-name="T2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ő, alm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10" calcext:value-type="float">
            <text:p>-1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83" office:value-type="float" office:value="8" calcext:value-type="float">
            <text:p>8</text:p>
          </table:table-cell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Paritty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70m</text:p>
          </table:table-cell>
          <table:table-cell table:number-columns-repeated="2"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Ramier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0m</text:p>
          </table:table-cell>
          <table:table-cell table:style-name="ce1495"/>
          <table:table-cell table:style-name="ce1483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Slan csillag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5" calcext:value-type="float">
            <text:p>-5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5m</text:p>
          </table:table-cell>
          <table:table-cell table:style-name="ce1495"/>
          <table:table-cell table:style-name="ce1483" office:value-type="float" office:value="3" calcext:value-type="float">
            <text:p>3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41"/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Tőr</text:p>
          </table:table-cell>
          <table:table-cell table:style-name="ce1460" office:value-type="string" calcext:value-type="string">
            <text:p>egykeze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2" calcext:value-type="float">
            <text:p>2</text:p>
          </table:table-cell>
          <table:table-cell table:style-name="ce1460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Egyéb hajítófegyverek</text:p>
          </table:table-cell>
          <table:table-cell table:style-name="ce1457" office:value-type="string" calcext:value-type="string">
            <text:p>Dobóháló</text:p>
          </table:table-cell>
          <table:table-cell table:style-name="ce1473"/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4m</text:p>
          </table:table-cell>
          <table:table-cell table:style-name="ce1473"/>
          <table:table-cell table:style-name="ce1482" office:value-type="float" office:value="0" calcext:value-type="float">
            <text:p>0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öpeny</text:p>
          </table:table-cell>
          <table:table-cell table:style-name="ce1458" office:value-type="string" calcext:value-type="string">
            <text:p>egykezes</text:p>
          </table:table-cell>
          <table:table-cell table:number-columns-repeated="2" table:style-name="ce1483" office:value-type="string" calcext:value-type="string">
            <text:p>-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4m</text:p>
          </table:table-cell>
          <table:table-cell table:style-name="ce1495"/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7"/>
          <table:table-cell table:style-name="ce151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84"/>
          <table:table-cell table:style-name="ce1460" office:value-type="string" calcext:value-type="string">
            <text:p>Lasszó</text:p>
          </table:table-cell>
          <table:table-cell table:style-name="ce1460" office:value-type="string" calcext:value-type="string">
            <text:p>egykezes</text:p>
          </table:table-cell>
          <table:table-cell table:number-columns-repeated="2" table:style-name="ce1484" office:value-type="string" calcext:value-type="string">
            <text:p>-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hajítás</text:p>
          </table:table-cell>
          <table:table-cell table:style-name="ce1537" office:value-type="string" calcext:value-type="string">
            <text:p>Sebesülés az esés következtében lehet.</text:p>
          </table:table-cell>
          <table:table-cell table:style-name="ce402" table:number-columns-repeated="241"/>
          <table:table-cell table:number-columns-repeated="16128"/>
        </table:table-row>
        <table:table-row table:style-name="ro14">
          <table:table-cell table:style-name="ce1439" office:value-type="string" calcext:value-type="string">
            <text:p>Íjász lőfegyverek</text:p>
          </table:table-cell>
          <table:table-cell table:style-name="ce1457" office:value-type="string" calcext:value-type="string">
            <text:p>Rövid íj</text:p>
          </table:table-cell>
          <table:table-cell table:style-name="ce1457" office:value-type="string" calcext:value-type="string">
            <text:p>kétkezes</text:p>
          </table:table-cell>
          <table:table-cell table:style-name="ce1482" office:value-type="float" office:value="1" calcext:value-type="float">
            <text:p>1</text:p>
          </table:table-cell>
          <table:table-cell table:style-name="ce1482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/>
          <table:table-cell table:style-name="ce1454"/>
          <table:table-cell table:style-name="ce1482"/>
          <table:table-cell table:style-name="ce1473"/>
          <table:table-cell table:style-name="ce1482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Hosszú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2" calcext:value-type="float">
            <text:p>12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Visszacsapó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5"/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0" calcext:value-type="float">
            <text:p>10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458" office:value-type="string" calcext:value-type="string">
            <text:p>Elf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90"/>
          <table:table-cell table:style-name="ce1496" office:value-type="float" office:value="5" calcext:value-type="float">
            <text:p>5</text:p>
          </table:table-cell>
          <table:table-cell table:style-name="ce1483" office:value-type="float" office:value="13" calcext:value-type="float">
            <text:p>13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Fúvócső, kicsi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string" calcext:value-type="string">
            <text:p>spec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8" calcext:value-type="float">
            <text:p>8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style-name="ce1518" office:value-type="string" calcext:value-type="string">
            <text:p>íjászat</text:p>
          </table:table-cell>
          <table:table-cell table:style-name="ce15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Fúvócső, vadász</text:p>
          </table:table-cell>
          <table:table-cell table:style-name="ce1460" office:value-type="string" calcext:value-type="string">
            <text:p>kétkezes</text:p>
          </table:table-cell>
          <table:table-cell table:style-name="ce1484" office:value-type="float" office:value="-10" calcext:value-type="float">
            <text:p>-1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3"/>
          <table:table-cell table:style-name="ce1507"/>
          <table:table-cell table:style-name="ce1484" office:value-type="float" office:value="10" calcext:value-type="float">
            <text:p>1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íjászat</text:p>
          </table:table-cell>
          <table:table-cell table:style-name="ce1538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övész lőfegyverek</text:p>
          </table:table-cell>
          <table:table-cell table:style-name="ce1457" office:value-type="string" calcext:value-type="string">
            <text:p>Kézi nyílpuska</text:p>
          </table:table-cell>
          <table:table-cell table:style-name="ce1457" office:value-type="string" calcext:value-type="string">
            <text:p>egykezes</text:p>
          </table:table-cell>
          <table:table-cell table:style-name="ce1457" office:value-type="float" office:value="0" calcext:value-type="float">
            <text:p>0</text:p>
          </table:table-cell>
          <table:table-cell table:style-name="ce1457" office:value-type="string" calcext:value-type="string">
            <text:p>S</text:p>
          </table:table-cell>
          <table:table-cell table:style-name="ce1457"/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57"/>
          <table:table-cell table:style-name="ce1457" office:value-type="float" office:value="10" calcext:value-type="float">
            <text:p>10</text:p>
          </table:table-cell>
          <table:table-cell table:style-name="ce1457" office:value-type="float" office:value="3" calcext:value-type="float">
            <text:p>3</text:p>
          </table:table-cell>
          <table:table-cell table:style-name="ce1513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6" calcext:value-type="float">
            <text:p>6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Nehéz 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14" calcext:value-type="float">
            <text:p>14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8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Shadoni páncéltörő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20" calcext:value-type="float">
            <text:p>20</text:p>
          </table:table-cell>
          <table:table-cell table:style-name="ce1458" office:value-type="string" calcext:value-type="string">
            <text:p>Z</text:p>
          </table:table-cell>
          <table:table-cell table:style-name="ce1495" office:value-type="float" office:value="20" calcext:value-type="float">
            <text:p>2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20m</text:p>
          </table:table-cell>
          <table:table-cell table:style-name="ce1458"/>
          <table:table-cell table:number-columns-repeated="2" table:style-name="ce1458" office:value-type="float" office:value="4" calcext:value-type="float">
            <text:p>4</text:p>
          </table:table-cell>
          <table:table-cell table:style-name="ce1514" office:value-type="float" office:value="21" calcext:value-type="float">
            <text:p>21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harei nyílpuska</text:p>
          </table:table-cell>
          <table:table-cell table:style-name="ce1458" office:value-type="string" calcext:value-type="string">
            <text:p>egykezes</text:p>
          </table:table-cell>
          <table:table-cell table:style-name="ce1458" office:value-type="float" office:value="3" calcext:value-type="float">
            <text:p>3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4" calcext:value-type="float">
            <text:p>14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84"/>
          <table:table-cell table:style-name="ce1460" office:value-type="string" calcext:value-type="string">
            <text:p>Aquir nyílpusk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string" calcext:value-type="string">
            <text:p>halál / +6</text:p>
          </table:table-cell>
          <table:table-cell table:style-name="ce1460" office:value-type="string" calcext:value-type="string">
            <text:p>S</text:p>
          </table:table-cell>
          <table:table-cell table:style-name="ce1460"/>
          <table:table-cell table:style-name="ce1484" table:number-columns-repeated="2"/>
          <table:table-cell table:style-name="ce1484" office:value-type="string" calcext:value-type="string">
            <text:p>50m</text:p>
          </table:table-cell>
          <table:table-cell table:style-name="ce1460"/>
          <table:table-cell table:style-name="ce1460" office:value-type="float" office:value="16" calcext:value-type="float">
            <text:p>16</text:p>
          </table:table-cell>
          <table:table-cell table:style-name="ce1460" office:value-type="float" office:value="3" calcext:value-type="float">
            <text:p>3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lövészet</text:p>
          </table:table-cell>
          <table:table-cell table:style-name="ce154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54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8"/>
          <table:table-cell table:number-columns-repeated="12"/>
          <table:table-cell table:style-name="ce612"/>
          <table:table-cell table:number-columns-repeated="16370"/>
        </table:table-row>
        <table:table-row table:style-name="ro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number-columns-repeated="2"/>
          <table:table-cell table:style-name="ce1474"/>
          <table:table-cell table:number-columns-repeated="10"/>
          <table:table-cell table:style-name="ce61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1" table:default-cell-style-name="ce1553"/>
        <table:table-column table:style-name="co12" table:default-cell-style-name="ce1165"/>
        <table:table-column table:style-name="co52" table:default-cell-style-name="ce1553"/>
        <table:table-column table:style-name="co53" table:default-cell-style-name="ce1564"/>
        <table:table-column table:style-name="co54" table:default-cell-style-name="ce1165"/>
        <table:table-column table:style-name="co55" table:default-cell-style-name="ce1553"/>
        <table:table-column table:style-name="co53" table:default-cell-style-name="ce1564"/>
        <table:table-column table:style-name="co56" table:default-cell-style-name="ce1553"/>
        <table:table-column table:style-name="co53" table:default-cell-style-name="ce1199"/>
        <table:table-column table:style-name="co57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65"/>
        <table:table-column table:style-name="co12" table:number-columns-repeated="16371" table:default-cell-style-name="ce1553"/>
        <table:table-row table:style-name="ro10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style-name="ce1163"/>
          <table:covered-table-cell table:number-columns-repeated="2" table:style-name="ce1555"/>
          <table:covered-table-cell table:style-name="ce1163"/>
          <table:covered-table-cell table:number-columns-repeated="3" table:style-name="ce1555"/>
          <table:covered-table-cell table:style-name="ce1163"/>
          <table:covered-table-cell table:style-name="ce1555"/>
          <table:covered-table-cell table:style-name="ce1212"/>
          <table:covered-table-cell table:style-name="ce1555"/>
          <table:table-cell table:number-columns-repeated="16372"/>
        </table:table-row>
        <table:table-row table:style-name="ro3">
          <table:table-cell table:style-name="ce1547"/>
          <table:table-cell table:style-name="ce1163"/>
          <table:table-cell table:style-name="ce1555" table:number-columns-repeated="2"/>
          <table:table-cell table:style-name="ce1163"/>
          <table:table-cell table:style-name="ce1555" table:number-columns-repeated="3"/>
          <table:table-cell table:style-name="ce1163"/>
          <table:table-cell table:style-name="ce1555"/>
          <table:table-cell table:style-name="ce1212"/>
          <table:table-cell table:style-name="ce15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76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71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77"/>
          <table:table-cell table:style-name="ce1171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171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197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71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77"/>
          <table:table-cell table:style-name="ce1171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97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71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77"/>
          <table:table-cell table:style-name="ce1171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182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71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77"/>
          <table:table-cell table:style-name="ce1171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97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78" office:value-type="float" office:value="5" calcext:value-type="float">
            <text:p>5</text:p>
          </table:table-cell>
          <table:table-cell table:style-name="ce1171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97"/>
          <table:table-cell table:style-name="ce1571"/>
          <table:table-cell/>
          <table:table-cell table:formula="of:=[.B17]+[.B25]+[.E8]+[.I39]+[.M5]" office:value-type="float" office:value="61" calcext:value-type="float">
            <text:p>61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97" office:value-type="string" calcext:value-type="string">
            <text:p>🔁</text:p>
          </table:table-cell>
          <table:table-cell table:style-name="ce1572"/>
          <table:table-cell/>
          <table:table-cell office:value-type="float" office:value="13" calcext:value-type="float">
            <text:p>13</text:p>
          </table:table-cell>
          <table:table-cell table:style-name="ce1197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97" office:value-type="string" calcext:value-type="string">
            <text:p>🔁</text:p>
          </table:table-cell>
          <table:table-cell table:style-name="ce1195" office:value-type="string" calcext:value-type="string">
            <text:p>udvari, polgári, alvilági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97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197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171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97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/>
          <table:table-cell table:number-columns-repeated="16374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171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197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71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97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style-name="ce1550"/>
          <table:table-cell table:number-columns-repeated="4"/>
          <table:table-cell table:style-name="ce1171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97" table:content-validation-name="val149" office:value-type="string" calcext:value-type="string">
            <text:p>🔁</text:p>
          </table:table-cell>
          <table:table-cell table:style-name="ce1180" table:content-validation-name="val149"/>
          <table:table-cell table:number-columns-repeated="16376"/>
        </table:table-row>
        <table:table-row table:style-name="ro1">
          <table:table-cell table:number-columns-repeated="2"/>
          <table:table-cell table:style-name="ce1560"/>
          <table:table-cell table:number-columns-repeated="2"/>
          <table:table-cell table:style-name="ce1171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197"/>
          <table:table-cell table:style-name="ce1572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197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97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197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71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1" table:default-cell-style-name="ce6"/>
        <table:table-column table:style-name="co62" table:default-cell-style-name="ce612"/>
        <table:table-column table:style-name="co12" table:default-cell-style-name="ce392"/>
        <table:table-column table:style-name="co63" table:default-cell-style-name="ce392"/>
        <table:table-column table:style-name="co12" table:default-cell-style-name="ce392"/>
        <table:table-column table:style-name="co12" table:number-columns-repeated="16379" table:default-cell-style-name="ce6"/>
        <table:table-row table:style-name="ro3">
          <table:table-cell table:style-name="ce1604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55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605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606"/>
          <table:table-cell table:style-name="ce1609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606"/>
          <table:table-cell table:style-name="ce1609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4" table:default-cell-style-name="ce1189"/>
        <table:table-column table:style-name="co65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12" office:value-type="string" calcext:value-type="string">
            <text:p>Karakter pontok (KP) elosztása </text:p>
          </table:table-cell>
          <table:table-cell table:style-name="ce1612"/>
          <table:table-cell table:number-columns-repeated="16382"/>
        </table:table-row>
        <table:table-row table:style-name="ro20">
          <table:table-cell/>
          <table:table-cell table:style-name="ce16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14"/>
          <table:table-cell table:number-columns-repeated="16382"/>
        </table:table-row>
        <table:table-row table:style-name="ro23">
          <table:table-cell/>
          <table:table-cell table:style-name="ce16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14"/>
          <table:table-cell table:number-columns-repeated="16382"/>
        </table:table-row>
        <table:table-row table:style-name="ro23">
          <table:table-cell/>
          <table:table-cell table:style-name="ce16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14"/>
          <table:table-cell table:number-columns-repeated="16382"/>
        </table:table-row>
        <table:table-row table:style-name="ro23">
          <table:table-cell/>
          <table:table-cell table:style-name="ce16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66" table:default-cell-style-name="ce392"/>
        <table:table-column table:style-name="co12" table:number-columns-repeated="16383" table:default-cell-style-name="ce392"/>
        <table:table-row table:style-name="ro1">
          <table:table-cell table:style-name="ce1615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örténelemismeret: Átfogó</text:p>
          </table:table-cell>
          <table:table-cell table:style-name="ce1252" table:number-columns-repeated="16383"/>
        </table:table-row>
        <table:table-row table:style-name="ro1">
          <table:table-cell table:style-name="ce1616" office:value-type="string" calcext:value-type="string">
            <text:p>* Műveltség: Átlagos (új)</text:p>
          </table:table-cell>
          <table:table-cell table:style-name="ce1252" table:number-columns-repeated="16383"/>
        </table:table-row>
        <table:table-row table:style-name="ro1">
          <table:table-cell table:style-name="ce1616" office:value-type="string" calcext:value-type="string">
            <text:p>* Irodalom-ismeret megszűnt</text:p>
          </table:table-cell>
          <table:table-cell table:style-name="ce1252" table:number-columns-repeated="16383"/>
        </table:table-row>
        <table:table-row table:style-name="ro2" table:number-rows-repeated="2">
          <table:table-cell table:style-name="ce1616"/>
          <table:table-cell table:style-name="ce1252" table:number-columns-repeated="16383"/>
        </table:table-row>
        <table:table-row table:style-name="ro1">
          <table:table-cell table:style-name="ce161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15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0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Vértviselet bekerült a fix fortélyok közé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Erőbónusz ismét beszámolva a fegyverek értékeib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tkezes harc tábláza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, vértek táblázat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Max szint: 2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1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22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6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22"> </text:span><text:span text:style-name="T35">→</text:span><text:span text:style-name="T22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Külső</text:span>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6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7" table:default-cell-style-name="ce1253"/>
        <table:table-column table:style-name="co68" table:default-cell-style-name="ce1253"/>
        <table:table-column table:style-name="co69" table:default-cell-style-name="ce1253"/>
        <table:table-column table:style-name="co70" table:default-cell-style-name="ce1253"/>
        <table:table-column table:style-name="co69" table:default-cell-style-name="ce1253"/>
        <table:table-column table:style-name="co36" table:default-cell-style-name="ce1253"/>
        <table:table-column table:style-name="co71" table:default-cell-style-name="ce1253"/>
        <table:table-column table:style-name="co72" table:default-cell-style-name="ce1253"/>
        <table:table-column table:style-name="co73" table:default-cell-style-name="ce1253"/>
        <table:table-column table:style-name="co74" table:default-cell-style-name="ce1253"/>
        <table:table-column table:style-name="co75" table:default-cell-style-name="ce1253"/>
        <table:table-column table:style-name="co76" table:default-cell-style-name="ce1253"/>
        <table:table-column table:style-name="co24" table:default-cell-style-name="ce1253"/>
        <table:table-column table:style-name="co77" table:default-cell-style-name="ce1253"/>
        <table:table-column table:style-name="co78" table:default-cell-style-name="ce1253"/>
        <table:table-column table:style-name="co79" table:default-cell-style-name="ce1253"/>
        <table:table-column table:style-name="co80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10"/>
          <table:covered-table-cell table:style-name="ce1347"/>
          <table:covered-table-cell table:style-name="ce1366"/>
          <table:covered-table-cell table:style-name="ce1376"/>
          <table:covered-table-cell table:number-columns-repeated="6" table:style-name="ce1366"/>
          <table:covered-table-cell table:number-columns-repeated="3" table:style-name="ce1556"/>
          <table:covered-table-cell table:style-name="ce1366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310"/>
          <table:table-cell table:style-name="ce1347"/>
          <table:table-cell table:style-name="ce1366"/>
          <table:table-cell table:style-name="ce1376"/>
          <table:table-cell table:style-name="ce1366" table:number-columns-repeated="6"/>
          <table:table-cell table:style-name="ce1556" table:number-columns-repeated="3"/>
          <table:table-cell table:style-name="ce1366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279" office:value-type="string" calcext:value-type="string">
            <text:p>Szint</text:p>
          </table:table-cell>
          <table:table-cell table:style-name="ce1279" office:value-type="string" calcext:value-type="string" table:number-columns-spanned="2" table:number-rows-spanned="1">
            <text:p>Átfogó</text:p>
          </table:table-cell>
          <table:covered-table-cell table:style-name="ce1279"/>
          <table:table-cell table:style-name="ce1279" office:value-type="string" calcext:value-type="string" table:number-columns-spanned="2" table:number-rows-spanned="1">
            <text:p>Átlagos</text:p>
          </table:table-cell>
          <table:covered-table-cell table:style-name="ce1279"/>
          <table:table-cell table:style-name="ce1279" office:value-type="string" calcext:value-type="string" table:number-columns-spanned="2" table:number-rows-spanned="1">
            <text:p>Spec.</text:p>
          </table:table-cell>
          <table:covered-table-cell table:style-name="ce1368"/>
          <table:table-cell table:style-name="ce379" table:number-columns-repeated="4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57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5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5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368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5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368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5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368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5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368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5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368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5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368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5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368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5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36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5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368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3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288"/>
          <table:table-cell table:number-columns-repeated="240"/>
        </table:table-row>
        <table:table-row table:style-name="ro2">
          <table:table-cell table:style-name="ce125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368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368"/>
          <table:table-cell table:style-name="ce896" table:number-columns-repeated="2"/>
          <table:table-cell/>
          <table:table-cell table:style-name="ce1288" office:value-type="float" office:value="0" calcext:value-type="float">
            <text:p>0</text:p>
          </table:table-cell>
          <table:table-cell table:style-name="ce1288" office:value-type="float" office:value="-10" calcext:value-type="float">
            <text:p>-10</text:p>
          </table:table-cell>
          <table:table-cell table:style-name="ce1288" office:value-type="float" office:value="-20" calcext:value-type="float">
            <text:p>-20</text:p>
          </table:table-cell>
          <table:table-cell table:style-name="ce128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5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368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5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368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5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368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286" table:number-columns-repeated="3"/>
          <table:table-cell table:style-name="ce1368"/>
          <table:table-cell table:style-name="ce1291"/>
          <table:table-cell table:style-name="ce1298"/>
          <table:table-cell table:style-name="ce1291"/>
          <table:table-cell table:style-name="ce1368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57"/>
          <table:table-cell table:style-name="ce1286" table:number-columns-repeated="3"/>
          <table:table-cell table:style-name="ce1368"/>
          <table:table-cell table:style-name="ce1291"/>
          <table:table-cell table:style-name="ce1298"/>
          <table:table-cell table:style-name="ce1291"/>
          <table:table-cell table:style-name="ce1368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57"/>
          <table:table-cell table:number-columns-repeated="3"/>
          <table:table-cell table:style-name="ce1368"/>
          <table:table-cell table:number-columns-repeated="3"/>
          <table:table-cell table:style-name="ce136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288"/>
          <table:table-cell table:style-name="ce128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407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407" office:value-type="string" calcext:value-type="string">
            <text:p>Erőbónusz</text:p>
          </table:table-cell>
          <table:table-cell table:style-name="ce140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40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40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57"/>
          <table:table-cell table:number-columns-repeated="2"/>
          <table:table-cell table:style-name="ce129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57"/>
          <table:table-cell table:number-columns-repeated="2"/>
          <table:table-cell table:style-name="ce133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57"/>
          <table:table-cell table:number-columns-repeated="2"/>
          <table:table-cell table:style-name="ce133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288" office:value-type="string" calcext:value-type="string">
            <text:p>Erőbónusz</text:p>
          </table:table-cell>
          <table:table-cell table:style-name="ce1288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29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57"/>
          <table:table-cell table:number-columns-repeated="2"/>
          <table:table-cell table:style-name="ce1361" office:value-type="string" calcext:value-type="string">
            <text:p>Fok</text:p>
          </table:table-cell>
          <table:table-cell table:style-name="ce136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57"/>
          <table:table-cell table:number-columns-repeated="2"/>
          <table:table-cell table:style-name="ce1288" office:value-type="float" office:value="0" calcext:value-type="float">
            <text:p>0</text:p>
          </table:table-cell>
          <table:table-cell table:style-name="ce13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88"/>
          <table:table-cell/>
          <table:table-cell table:style-name="ce130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57"/>
          <table:table-cell table:style-name="ce1485"/>
          <table:table-cell/>
          <table:table-cell table:style-name="ce128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288"/>
          <table:table-cell/>
          <table:table-cell table:style-name="ce1361" office:value-type="string" calcext:value-type="string">
            <text:p>Fok</text:p>
          </table:table-cell>
          <table:table-cell table:style-name="ce1361" office:value-type="string" calcext:value-type="string">
            <text:p>Sebesség bónusz</text:p>
          </table:table-cell>
          <table:table-cell table:style-name="ce136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57"/>
          <table:table-cell table:number-columns-repeated="2"/>
          <table:table-cell table:style-name="ce128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57"/>
          <table:table-cell table:number-columns-repeated="2"/>
          <table:table-cell table:style-name="ce128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57"/>
          <table:table-cell table:number-columns-repeated="5"/>
          <table:table-cell table:style-name="ce1368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57"/>
          <table:table-cell table:number-columns-repeated="4"/>
          <table:table-cell table:style-name="ce137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257"/>
          <table:table-cell table:style-name="ce1292" office:value-type="string" calcext:value-type="string" table:number-columns-spanned="2" table:number-rows-spanned="1">
            <text:p>Pajzs</text:p>
          </table:table-cell>
          <table:covered-table-cell/>
          <table:table-cell table:style-name="ce1292" office:value-type="string" calcext:value-type="string">
            <text:p>VÉ</text:p>
          </table:table-cell>
          <table:table-cell table:style-name="ce1292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25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301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25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68"/>
          <table:table-cell table:style-name="ce1361" table:content-validation-name="val151" office:value-type="string" calcext:value-type="string">
            <text:p>Fok</text:p>
          </table:table-cell>
          <table:table-cell table:style-name="ce1361" table:content-validation-name="val151" office:value-type="string" calcext:value-type="string">
            <text:p>Bónusz</text:p>
          </table:table-cell>
          <table:table-cell table:style-name="ce513"/>
          <table:table-cell table:style-name="ce1577"/>
          <table:table-cell table:number-columns-repeated="243"/>
        </table:table-row>
        <table:table-row table:style-name="ro2">
          <table:table-cell table:style-name="ce125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68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3"/>
          <table:table-cell table:style-name="ce1577"/>
          <table:table-cell table:number-columns-repeated="243"/>
        </table:table-row>
        <table:table-row table:style-name="ro2">
          <table:table-cell table:style-name="ce125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68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3"/>
          <table:table-cell table:style-name="ce1577"/>
          <table:table-cell table:number-columns-repeated="243"/>
        </table:table-row>
        <table:table-row table:style-name="ro2">
          <table:table-cell table:style-name="ce1257"/>
          <table:table-cell table:number-columns-repeated="7"/>
          <table:table-cell table:style-name="ce1368"/>
          <table:table-cell table:style-name="ce513" table:number-columns-repeated="3"/>
          <table:table-cell table:style-name="ce1577"/>
          <table:table-cell table:number-columns-repeated="243"/>
        </table:table-row>
        <table:table-row table:style-name="ro2">
          <table:table-cell table:style-name="ce1257" table:content-validation-name="val51"/>
          <table:table-cell table:style-name="ce1295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339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577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300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300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61" table:content-validation-name="val51" office:value-type="string" calcext:value-type="string">
            <text:p>Fegyver</text:p>
          </table:table-cell>
          <table:table-cell table:style-name="ce1361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88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362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88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362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88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362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68" table:content-validation-name="val51"/>
          <table:table-cell table:style-name="ce513" table:content-validation-name="val51" table:number-columns-repeated="3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88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362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68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86" table:content-validation-name="val51" table:number-columns-repeated="3"/>
          <table:table-cell table:style-name="ce1368" table:content-validation-name="val51"/>
          <table:table-cell table:style-name="ce1294" table:content-validation-name="val51"/>
          <table:table-cell table:style-name="ce1368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301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363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363" table:content-validation-name="val51"/>
          <table:table-cell table:style-name="ce1390" table:content-validation-name="val51" office:value-type="string" calcext:value-type="string">
            <text:p>SFÉ diff</text:p>
          </table:table-cell>
          <table:table-cell table:style-name="ce1390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363" table:content-validation-name="val51" office:value-type="string" calcext:value-type="string">
            <text:p>Szúró</text:p>
          </table:table-cell>
          <table:table-cell table:style-name="ce1363" table:content-validation-name="val51" office:value-type="string" calcext:value-type="string">
            <text:p>Vágó</text:p>
          </table:table-cell>
          <table:table-cell table:style-name="ce1363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77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1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1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1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>
          <table:table-cell table:style-name="ce1257" table:content-validation-name="val51"/>
          <table:table-cell table:style-name="ce581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368" table:content-validation-name="val51" table:number-columns-repeated="2"/>
          <table:table-cell table:style-name="ce1558" table:content-validation-name="val51"/>
          <table:table-cell table:style-name="ce1584" table:content-validation-name="val51" table:number-columns-repeated="2"/>
          <table:table-cell table:style-name="ce1368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57"/>
          <table:table-cell table:style-name="ce1286" table:number-columns-repeated="3"/>
          <table:table-cell table:style-name="ce1368"/>
          <table:table-cell table:style-name="ce932"/>
          <table:table-cell table:style-name="ce1368" table:number-columns-repeated="6"/>
          <table:table-cell table:style-name="ce1558"/>
          <table:table-cell table:style-name="ce1584" table:number-columns-repeated="2"/>
          <table:table-cell table:style-name="ce1368"/>
          <table:table-cell table:number-columns-repeated="240"/>
        </table:table-row>
        <table:table-row table:style-name="ro2" table:number-rows-repeated="2">
          <table:table-cell table:style-name="ce1257"/>
          <table:table-cell table:number-columns-repeated="8"/>
          <table:table-cell table:style-name="ce1368" table:number-columns-repeated="3"/>
          <table:table-cell table:style-name="ce1558"/>
          <table:table-cell table:style-name="ce1584" table:number-columns-repeated="2"/>
          <table:table-cell table:style-name="ce1368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00.00.00</text:date>, <text:time style:data-style-name="N2" text:time-value="00:18:46.14305315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3T00:24:55.932175460</dc:date>
    <meta:editing-cycles>440</meta:editing-cycles>
    <meta:editing-duration>P2DT9H24M45S</meta:editing-duration>
    <meta:document-statistic meta:table-count="11" meta:cell-count="2794" meta:object-count="0"/>
    <meta:user-defined meta:name="Author">Fekete Bálint (Kaktusztea, Ailtas)</meta:user-defined>
    <meta:user-defined meta:name="Szerepjáték">km100</meta:user-defined>
  </office:meta>
</office:document-meta>
</file>